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546" officeooo:paragraph-rsid="001f55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DIT</text:p>
      <text:p text:style-name="P1"/>
      <text:h text:style-name="Heading_20_2" text:outline-level="2">plugin intelligent :</text:h>
      <text:p text:style-name="P1"/>
      <text:p text:style-name="P1"><text:a xlink:type="simple" xlink:href="https://github.com/nymanjens/gedit-intelligent-text-completion">https://github.com/nymanjens/gedit-intelligent-text-completion</text:a></text:p>
      <text:p text:style-name="P1"><text:a xlink:type="simple" xlink:href="https://github.com/nymanjens/gedit-intelligent-text-completion/releases">https://github.com/nymanjens/gedit-intelligent-text-completion/releases</text:a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6:21:40.317610109</meta:creation-date>
    <dc:date>2014-08-12T16:22:30.019180247</dc:date>
    <meta:editing-duration>P0D</meta:editing-duration>
    <meta:editing-cycles>1</meta:editing-cycles>
    <meta:document-statistic meta:table-count="0" meta:image-count="0" meta:object-count="0" meta:page-count="1" meta:paragraph-count="4" meta:word-count="6" meta:character-count="158" meta:non-whitespace-character-count="156"/>
    <meta:generator>LibreOffice/4.2.4.2$Linux_X86_64 LibreOffice_project/420m0$Build-2</meta:generator>
  </office:meta>
</office:document-meta>
</file>